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102cm" svg:stroke-color="#ffffff" draw:marker-start="Arrow" draw:marker-start-width="0.4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r11" style:family="presentation" style:parent-style-name="Default-title">
      <style:graphic-properties draw:fill-color="#ffffff" fo:min-height="2.927cm"/>
    </style:style>
    <style:style style:name="pr12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000000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7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omponent architecture</presentation:footer-decl>
      <presentation:footer-decl presentation:name="ftr2">CMPTxxxx</presentation:footer-decl>
      <presentation:footer-decl presentation:name="ftr3">CMPT166: sequence diagrams</presentation:footer-decl>
      <presentation:date-time-decl presentation:name="dtd1" presentation:source="fixed">12 Mar 2010</presentation:date-time-decl>
      <presentation:date-time-decl presentation:name="dtd2" presentation:source="current-date" style:data-style-name="D3"/>
      <presentation:date-time-decl presentation:name="dtd3" presentation:source="fixed">10 Mar 2010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omponent Architectur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2 Mar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 design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><text:span text:style-name="T1">Requirements</text:span>: system behaviour</text:p>
                <text:list>
                  <text:list-item>
                    <text:p><text:span text:style-name="T2">Use-cases, </text:span>UI <text:span text:style-name="T2">mockups</text:span></text:p>
                  </text:list-item>
                </text:list>
              </text:list-item>
              <text:list-item>
                <text:p><text:span text:style-name="T1">Design</text:span>: components / modules</text:p>
                <text:list>
                  <text:list-item>
                    <text:p><text:span text:style-name="T2">Component</text:span> diagrams, <text:span text:style-name="T2">CRC</text:span> diagrams</text:p>
                  </text:list-item>
                  <text:list-item>
                    <text:p><text:span text:style-name="T2">Sequence</text:span> diagrams of messages passed</text:p>
                  </text:list-item>
                  <text:list-item>
                    <text:p><text:span text:style-name="T2">State</text:span> of objects/componets</text:p>
                  </text:list-item>
                </text:list>
              </text:list-item>
              <text:list-item>
                <text:p><text:span text:style-name="T1">Implementation</text:span>: from components to classes</text:p>
                <text:list>
                  <text:list-item>
                    <text:p><text:span text:style-name="T2">Class diagrams</text:span>, relationships</text:p>
                  </text:list-item>
                  <text:list-item>
                    <text:p>Inheritance, composition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hat are components?</text:p>
          </draw:text-box>
        </draw:frame>
        <draw:frame presentation:style-name="pr8" draw:text-style-name="P4" draw:layer="layout" svg:width="25.199cm" svg:height="14.487cm" svg:x="1.4cm" svg:y="4.507cm" presentation:class="outline" presentation:user-transformed="true">
          <draw:text-box>
            <text:list text:style-name="L5">
              <text:list-item>
                <text:p text:style-name="P1">Pre-fabricated, <text:span text:style-name="T1">reusable</text:span> building <text:span text:style-name="T1">blocks</text:span> for software systems</text:p>
              </text:list-item>
              <text:list-item>
                <text:p text:style-name="P1">Allow <text:span text:style-name="T3">rapid</text:span><text:span text:style-name="T1"> development</text:span> and consistent <text:span text:style-name="T1">reuse</text:span></text:p>
              </text:list-item>
              <text:list-item>
                <text:p text:style-name="P1">Not tying together <text:span text:style-name="T1">libraries</text:span> (chunks of code)</text:p>
                <text:list>
                  <text:list-item>
                    <text:p text:style-name="P1">But <text:span text:style-name="T1">coordinating</text:span> running code (dynamic cooperation of live objects with active state)</text:p>
                  </text:list-item>
                </text:list>
              </text:list-item>
              <text:list-item>
                <text:p text:style-name="P1"><text:span text:style-name="T1">Bigger</text:span> than single objects, may be <text:span text:style-name="T1">combinable</text:span></text:p>
              </text:list-item>
              <text:list-item>
                <text:p text:style-name="P1">Relate “<text:span text:style-name="T1">peer-to-peer</text:span>” rather than in hierarchy</text:p>
              </text:list-item>
              <text:list-item>
                <text:p text:style-name="P1">May operate across a <text:span text:style-name="T1">suite</text:span> of applications</text:p>
                <text:list>
                  <text:list-item>
                    <text:p text:style-name="P1">Provide <text:span text:style-name="T1">consistent</text:span> interfaces to applica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mponent concepts</text:p>
          </draw:text-box>
        </draw:frame>
        <draw:frame presentation:style-name="pr10" draw:text-style-name="P4" draw:layer="layout" svg:width="25.199cm" svg:height="14.379cm" svg:x="1.4cm" svg:y="4.507cm" presentation:class="outline" presentation:user-transformed="true">
          <draw:text-box>
            <text:list text:style-name="L5">
              <text:list-item>
                <text:p text:style-name="P1">Applications use a <text:span text:style-name="T1">palette</text:span> of components</text:p>
                <text:list>
                  <text:list-item>
                    <text:p text:style-name="P1">The programmer <text:span text:style-name="T1">composes</text:span> or “wires” them together to make a complete <text:span text:style-name="T1">application</text:span></text:p>
                  </text:list-item>
                </text:list>
              </text:list-item>
              <text:list-item>
                <text:p text:style-name="P1">Requires:</text:p>
                <text:list>
                  <text:list-item>
                    <text:p text:style-name="P1">Ways to define <text:span text:style-name="T1">new</text:span> components</text:p>
                  </text:list-item>
                  <text:list-item>
                    <text:p text:style-name="P1">Standards to specify component <text:span text:style-name="T1">interfaces</text:span></text:p>
                  </text:list-item>
                  <text:list-item>
                    <text:p text:style-name="P1">Each component has “<text:span text:style-name="T1">hooks</text:span>” (methods) by which other components interact with it</text:p>
                  </text:list-item>
                </text:list>
              </text:list-item>
              <text:list-item>
                <text:p text:style-name="P1">Compare to <text:span text:style-name="T1">hardware</text:span> components:</text:p>
                <text:list>
                  <text:list-item>
                    <text:p text:style-name="P1">Transistors, integrated chips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mponents vs. code</text:p>
          </draw:text-box>
        </draw:frame>
        <draw:frame presentation:style-name="pr10" draw:text-style-name="P4" draw:layer="layout" svg:width="25.199cm" svg:height="14.726cm" svg:x="1.4cm" svg:y="4.507cm" presentation:class="outline" presentation:user-transformed="true">
          <draw:text-box>
            <text:list text:style-name="L5">
              <text:list-item>
                <text:p text:style-name="P1"><text:span text:style-name="T1">Hardware</text:span> components are black boxes with <text:span text:style-name="T1">spec</text:span> sheets: <text:span text:style-name="T1">wires</text:span> connect them together</text:p>
              </text:list-item>
              <text:list-item>
                <text:p text:style-name="P1"><text:span text:style-name="T1">Software</text:span> components are represented as black boxes with <text:span text:style-name="T1">interfaces</text:span>: you write <text:span text:style-name="T1">code</text:span> to connect them up</text:p>
              </text:list-item>
              <text:list-item>
                <text:p text:style-name="P1">Software companies may sell components as <text:span text:style-name="T1">binaries</text:span> (black boxes) with API <text:span text:style-name="T1">documentation</text:span></text:p>
                <text:list>
                  <text:list-item>
                    <text:p text:style-name="P1">Need not sell the actual <text:span text:style-name="T1">source</text:span> code</text:p>
                  </text:list-item>
                  <text:list-item>
                    <text:p text:style-name="P1">e.g., <text:span text:style-name="T2">NVIDIA</text:span> binary graphics drivers for Linux</text:p>
                  </text:list-item>
                  <text:list-item>
                    <text:p text:style-name="P1">e.g., Scantron <text:span text:style-name="T2">ClassClimate</text:span> and <text:span text:style-name="T2">myTWU</text:span> porta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mponent-based applications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Components are <text:span text:style-name="T1">assembled</text:span> into containers</text:p>
                <text:list>
                  <text:list-item>
                    <text:p text:style-name="P1">The finished assembly is the <text:span text:style-name="T1">application</text:span></text:p>
                  </text:list-item>
                </text:list>
              </text:list-item>
              <text:list-item>
                <text:p text:style-name="P1">May also take <text:span text:style-name="T1">document-centric </text:span>view:</text:p>
                <text:list>
                  <text:list-item>
                    <text:p text:style-name="P1">e.g., a <text:span text:style-name="T1">container</text:span> document may hold<text:line-break/><text:span text:style-name="T2">text</text:span>, <text:span text:style-name="T2">images</text:span>, <text:span text:style-name="T2">videos</text:span>, <text:span text:style-name="T2">buttons</text:span>, etc.</text:p>
                  </text:list-item>
                  <text:list-item>
                    <text:p text:style-name="P1"><text:span text:style-name="T1">Editing</text:span> any item passes control to the appropriate component:<text:line-break/><text:span text:style-name="T2">text editor</text:span>, <text:span text:style-name="T2">image editor</text:span>, etc.</text:p>
                  </text:list-item>
                  <text:list-item>
                    <text:p text:style-name="P1">The <text:span text:style-name="T1">document</text:span> <text:span text:style-name="T4">is</text:span> the <text:span text:style-name="T1">application</text:span>!</text:p>
                  </text:list-item>
                  <text:list-item>
                    <text:p text:style-name="P1"><text:span text:style-name="T1">Peer-to-peer</text:span>: no one component is “boss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6.019cm" svg:height="2.927cm" svg:x="1cm" svg:y="0.462cm" presentation:class="title" presentation:user-transformed="true">
          <draw:text-box>
            <text:p text:style-name="P1">Component-based development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Delivering solutions by <text:span text:style-name="T1">building</text:span> or <text:span text:style-name="T1">buying</text:span> interoperable components</text:p>
              </text:list-item>
              <text:list-item>
                <text:p text:style-name="P1">Don't <text:span text:style-name="T1">reinvent</text:span> the wheel: <text:span text:style-name="T1">write</text:span> once, <text:span text:style-name="T1">deploy</text:span> many times (server, desktop, handheld, ...)</text:p>
              </text:list-item>
              <text:list-item>
                <text:p text:style-name="P1">Rigid adherence to software <text:span text:style-name="T1">infrastructure</text:span>:</text:p>
                <text:list>
                  <text:list-item>
                    <text:p text:style-name="P1"><text:span text:style-name="T1">Standards</text:span> of how components work together</text:p>
                  </text:list-item>
                </text:list>
              </text:list-item>
              <text:list-item>
                <text:p text:style-name="P1">Fits naturally with <text:span text:style-name="T1">distributed</text:span>, multi-<text:span text:style-name="T1">language</text:span>, multi-<text:span text:style-name="T1">platform</text:span> heterogeneous environments:</text:p>
                <text:list>
                  <text:list-item>
                    <text:p text:style-name="P1">Don't care what <text:span text:style-name="T1">language</text:span> it's written in</text:p>
                  </text:list-item>
                  <text:list-item>
                    <text:p text:style-name="P1">Don't care <text:span text:style-name="T1">where</text:span> it ru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6cm" presentation:class="title" presentation:user-transformed="true">
          <draw:text-box>
            <text:p text:style-name="P1">People use components to...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Tie together <text:span text:style-name="T1">departments</text:span> within a company (enterprise resource software):</text:p>
                <text:list>
                  <text:list-item>
                    <text:p text:style-name="P1"><text:span text:style-name="T2">Accounting</text:span>, <text:span text:style-name="T2">invoicing</text:span>, <text:span text:style-name="T2">human resources</text:span></text:p>
                  </text:list-item>
                </text:list>
              </text:list-item>
              <text:list-item>
                <text:p text:style-name="P1"><text:span text:style-name="T3">Connect data from</text:span><text:span text:style-name="T1"> mergers</text:span> of <text:span text:style-name="T2">banks</text:span>, <text:span text:style-name="T2">hospitals</text:span></text:p>
              </text:list-item>
              <text:list-item>
                <text:p text:style-name="P1">Leverage rich, complex <text:span text:style-name="T1">data stores</text:span>:</text:p>
                <text:list>
                  <text:list-item>
                    <text:p text:style-name="P1"><text:span text:style-name="T2">Data mining</text:span>, <text:span text:style-name="T2">pattern recognition</text:span>,<text:line-break/><text:span text:style-name="T2">image analysis,</text:span> <text:span text:style-name="T2">genomics</text:span>, <text:span text:style-name="T2">StatsCan</text:span>, ...</text:p>
                  </text:list-item>
                </text:list>
              </text:list-item>
              <text:list-item>
                <text:p text:style-name="P1">Adding <text:span text:style-name="T2">multimedia</text:span> to a field <text:span text:style-name="T1">salesperson's</text:span> laptop/handheld</text:p>
                <text:list>
                  <text:list-item>
                    <text:p text:style-name="P1">Use same <text:span text:style-name="T1">back-end</text:span> applications as at offic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Layering</text:p>
          </draw:text-box>
        </draw:frame>
        <draw:frame presentation:style-name="pr12" draw:text-style-name="P4" draw:layer="layout" svg:width="25.199cm" svg:height="14.016cm" svg:x="1.4cm" svg:y="4.507cm" presentation:class="outline" presentation:user-transformed="true">
          <draw:text-box>
            <text:list text:style-name="L5">
              <text:list-item>
                <text:p text:style-name="P1">Sometimes component architecture is deployed as “<text:span text:style-name="T1">middleware</text:span>”:</text:p>
                <text:list>
                  <text:list-item>
                    <text:p text:style-name="P1">A set of components that allow a variety of <text:span text:style-name="T1">database stores</text:span> or <text:span text:style-name="T1">applications</text:span> to be manipulated by a common <text:span text:style-name="T1">interface</text:span></text:p>
                  </text:list-item>
                  <text:list-item>
                    <text:p text:style-name="P1">Other applications <text:span text:style-name="T1">must</text:span> go through the middleware in order to access the datastore</text:p>
                  </text:list-item>
                </text:list>
              </text:list-item>
              <text:list-item>
                <text:p><text:span text:style-name="T1">Security</text:span>, ease of <text:span text:style-name="T1">debugging</text:span>, <text:span text:style-name="T1">simplicity</text:span> for users</text:p>
              </text:list-item>
              <text:list-item>
                <text:p>Allows format of <text:span text:style-name="T1">back-end</text:span> database to change while preserving the <text:span text:style-name="T1">front-end</text:span> UI for users</text:p>
              </text:list-item>
            </text:list>
          </draw:text-box>
        </draw:frame>
        <draw:custom-shape draw:style-name="gr2" draw:text-style-name="P6" draw:id="id1" draw:layer="layout" svg:width="4.709cm" svg:height="2.54cm" svg:x="10.119cm" svg:y="1.129cm">
          <text:p text:style-name="P5"><text:span text:style-name="T5">Student</text:span><text:span text:style-name="T5"><text:line-break/></text:span><text:span text:style-name="T5">Portal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id="id2" draw:layer="layout" svg:width="4.234cm" svg:height="2.134cm" svg:x="16.992cm" svg:y="1.332cm">
          <text:p text:style-name="P7"><text:span text:style-name="T6">Aqueduct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3" draw:layer="layout" svg:width="4.322cm" svg:height="2.54cm" svg:x="23.09cm" svg:y="1.129cm">
          <text:p text:style-name="P5"><text:span text:style-name="T5">Enrolment</text:span><text:span text:style-name="T5"><text:line-break/></text:span><text:span text:style-name="T5">Database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9" draw:layer="layout" draw:type="line" svg:x1="14.828cm" svg:y1="2.399cm" svg:x2="16.992cm" svg:y2="2.399cm" draw:start-shape="id1" draw:start-glue-point="1" draw:end-shape="id2" draw:end-glue-point="3" svg:d="m14828 2399h2164">
          <text:p/>
        </draw:connector>
        <draw:connector draw:style-name="gr4" draw:text-style-name="P9" draw:layer="layout" draw:type="line" svg:x1="23.09cm" svg:y1="2.399cm" svg:x2="21.226cm" svg:y2="2.399cm" draw:start-shape="id3" draw:start-glue-point="3" draw:end-shape="id2" draw:end-glue-point="1" svg:d="m23090 2399h-1864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xamples of component arch.</text:p>
          </draw:text-box>
        </draw:frame>
        <draw:frame presentation:style-name="pr12" draw:text-style-name="P4" draw:layer="layout" svg:width="25.199cm" svg:height="14.016cm" svg:x="1.4cm" svg:y="4.507cm" presentation:class="outline" presentation:user-transformed="true">
          <draw:text-box>
            <text:list text:style-name="L5">
              <text:list-item>
                <text:p text:style-name="P1">Application <text:span text:style-name="T1">plug-in</text:span> interface: <text:span text:style-name="T2">Firefox</text:span>, <text:span text:style-name="T2">Eclipse</text:span></text:p>
              </text:list-item>
              <text:list-item>
                <text:p><text:span text:style-name="T2">LAPACK</text:span>/<text:span text:style-name="T2">BLAS</text:span>: standard <text:span text:style-name="T1">linear algebra </text:span><text:span text:style-name="T3">library</text:span></text:p>
              </text:list-item>
              <text:list-item>
                <text:p><text:span text:style-name="T2">ActiveX</text:span>/<text:span text:style-name="T2">COM</text:span>: <text:span text:style-name="T1">interoperation</text:span> of MS applications</text:p>
                <text:list>
                  <text:list-item>
                    <text:p>e.g., graphics, outlining, cut-and-paste</text:p>
                  </text:list-item>
                </text:list>
              </text:list-item>
              <text:list-item>
                <text:p><text:span text:style-name="T2">.NET</text:span><text:span text:style-name="T3">: </text:span><text:span text:style-name="T1">Microsoft</text:span><text:span text:style-name="T3">'s new (2002) component arch.</text:span></text:p>
                <text:list>
                  <text:list-item>
                    <text:p><text:span text:style-name="T1">CLR</text:span><text:span text:style-name="T3"> (Common Language Runtime) is the equivalent of the JVM</text:span></text:p>
                  </text:list-item>
                  <text:list-item>
                    <text:p><text:span text:style-name="T1">C#</text:span><text:span text:style-name="T3">, but may use other languages, too</text:span></text:p>
                  </text:list-item>
                </text:list>
              </text:list-item>
              <text:list-item>
                <text:p><text:span text:style-name="T2">JavaBeans</text:span>: components for <text:span text:style-name="T1">Java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xample: JavaBeans</text:p>
          </draw:text-box>
        </draw:frame>
        <draw:frame presentation:style-name="pr10" draw:text-style-name="P4" draw:layer="layout" svg:width="25.199cm" svg:height="14.415cm" svg:x="1.4cm" svg:y="4.507cm" presentation:class="outline" presentation:user-transformed="true">
          <draw:text-box>
            <text:list text:style-name="L5">
              <text:list-item>
                <text:p text:style-name="P1"><text:span text:style-name="T1">Builder</text:span>: IDE to assemble components</text:p>
                <text:list>
                  <text:list-item>
                    <text:p><text:span text:style-name="T2">JavaStudio</text:span>, <text:span text:style-name="T2">NetBeans</text:span><text:span text:style-name="T3">, etc.</text:span></text:p>
                  </text:list-item>
                </text:list>
              </text:list-item>
              <text:list-item>
                <text:p>Components advertise what <text:span text:style-name="T1">features</text:span> are available to the builder (methods, events, …)</text:p>
                <text:list>
                  <text:list-item>
                    <text:p text:style-name="P1"><text:span text:style-name="T1">Introspection</text:span>: a “JavaBeans-enabled” builder can examine a Bean to learn its features</text:p>
                  </text:list-item>
                  <text:list-item>
                    <text:p text:style-name="P1">Beans <text:span text:style-name="T1">fire</text:span> (send) or <text:span text:style-name="T1">handle</text:span> (receive) events</text:p>
                  </text:list-item>
                </text:list>
              </text:list-item>
              <text:list-item>
                <text:p><text:span text:style-name="T2">Swing</text:span> components are all JavaBeans!</text:p>
              </text:list-item>
              <text:list-item>
                <text:p><text:span text:style-name="T1">Drag-and-drop</text:span> application development</text:p>
              </text:list-item>
              <text:list-item>
                <text:p><text:span text:style-name="T1">Persistence</text:span>: Beans can save/restore stat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xample: ODBC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<text:span text:style-name="T1">Open DataBase Connectivity</text:span></text:p>
                <text:list>
                  <text:list-item>
                    <text:p text:style-name="P1">Standard <text:span text:style-name="T1">API</text:span> to many database systems:<text:span text:style-name="T2"><text:line-break/></text:span><text:span text:style-name="T2">MS-SQL, Oracle, DB/2, mySQL, PostgreSQL, ...</text:span></text:p>
                  </text:list-item>
                  <text:list-item>
                    <text:p text:style-name="P1">Simplifies use of <text:span text:style-name="T1">standard</text:span> SQL commands</text:p>
                    <text:list>
                      <text:list-item>
                        <text:p text:style-name="P1">Structured Query Language: query/edit the DB</text:p>
                      </text:list-item>
                      <text:list-item>
                        <text:p text:style-name="P1">Can also access <text:span text:style-name="T1">vendor-specific</text:span> commands</text:p>
                      </text:list-item>
                    </text:list>
                  </text:list-item>
                  <text:list-item>
                    <text:p text:style-name="P1">Cross-<text:span text:style-name="T1">platform</text:span>, cross-<text:span text:style-name="T1">language</text:span></text:p>
                    <text:list>
                      <text:list-item>
                        <text:p text:style-name="P1">Although <text:span text:style-name="T1">Java</text:span> also has its own: <text:span text:style-name="T2">JDBC</text:span></text:p>
                      </text:list-item>
                    </text:list>
                  </text:list-item>
                  <text:list-item>
                    <text:p text:style-name="P1"><text:span text:style-name="T7">Sybase ACA</text:span> (Architecture for Competitive Advantage): similar, using <text:span text:style-name="T7">Transact-SQ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WU_20_Slide-title">
      <style:graphic-properties draw:fill-color="#ffffff" draw:auto-grow-height="false" fo:min-height="3.507cm"/>
    </style:style>
    <style:style style:name="Mpr13" style:family="presentation" style:parent-style-name="TWU_20_Slide-outline1">
      <style:graphic-properties draw:fill-color="#ffffff" draw:auto-grow-height="false" fo:min-height="13.86cm"/>
    </style:style>
    <style:style style:name="Mpr14" style:family="presentation" style:parent-style-name="TWU_20_Slide-backgroundobjects">
      <style:graphic-properties draw:auto-grow-height="false" fo:min-height="1.449cm"/>
    </style:style>
    <style:style style:name="Mpr15" style:family="presentation" style:parent-style-name="TWU_20_Slide-backgroundobjects">
      <style:graphic-properties draw:auto-grow-height="true" fo:min-height="1.449cm"/>
    </style:style>
    <style:style style:name="Mpr16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17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0_Slide" style:display-name="TWU Slide" style:page-layout-name="PM1" draw:style-name="Mdp1">
      <draw:frame presentation:style-name="Mpr12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13" draw:text-style-name="MP5" draw:layer="backgroundobjects" svg:width="25.199cm" svg:height="14.266cm" svg:x="1.4cm" svg:y="4.507cm" presentation:class="outline">
        <draw:text-box>
          <text:list text:style-name="ML6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15" draw:layer="backgroundobjects" svg:width="14.01cm" svg:height="1.449cm" svg:x="5.04cm" svg:y="19.409cm" presentation:class="footer">
        <draw:text-box>
          <text:p text:style-name="MP7"><presentation:footer/></text:p>
        </draw:text-box>
      </draw:frame>
      <draw:frame presentation:style-name="Mpr14" draw:layer="backgroundobjects" svg:width="2.54cm" svg:height="1.449cm" svg:x="24.765cm" svg:y="19.409cm" presentation:class="page-number">
        <draw:text-box>
          <text:p text:style-name="MP8"><text:page-number>&lt;number&gt;</text:page-number></text:p>
        </draw:text-box>
      </draw:frame>
      <draw:rect presentation:style-name="Mpr16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3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3-07T15:11:19</meta:creation-date>
    <dc:creator>sean ho</dc:creator>
    <dc:date>2010-03-12T14:16:18</dc:date>
    <meta:editing-cycles>11</meta:editing-cycles>
    <meta:editing-duration>PT01H39M49S</meta:editing-duration>
    <meta:document-statistic meta:object-count="284"/>
    <meta:user-defined meta:name="Info 1"/>
    <meta:user-defined meta:name="Info 2"/>
    <meta:user-defined meta:name="Info 3"/>
    <meta:user-defined meta:name="Info 4"/>
  </office:meta>
</office:document-meta>
</file>